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 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 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21:00:19.579560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4T21:12:55.379168591</dc:date>
    <meta:editing-duration>P2DT17H56M35S</meta:editing-duration>
    <meta:editing-cycles>288</meta:editing-cycles>
    <meta:generator>LibreOffice/7.0.4.2$Linux_X86_64 LibreOffice_project/00$Build-2</meta:generator>
    <meta:document-statistic meta:table-count="4" meta:cell-count="6489" meta:object-count="0"/>
  </office:meta>
</office:document-meta>
</file>